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0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3" style:family="paragraph" style:parent-style-name="Standard">
      <style:paragraph-properties fo:text-align="end" style:justify-single-word="false"/>
      <style:text-properties style:font-name-complex="David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5" style:family="paragraph" style:parent-style-name="Standard">
      <style:paragraph-properties fo:text-align="center" style:justify-single-word="false"/>
      <style:text-properties style:font-name-complex="David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style:font-name-complex="Davi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7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8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7">500</text:p>
          </table:table-cell>
          <table:table-cell table:style-name="Table1.A1" office:value-type="string">
            <text:p text:style-name="P2">מס' הוראה</text:p>
            <text:p text:style-name="P7">503</text:p>
          </table:table-cell>
          <table:table-cell table:style-name="Table1.A1" office:value-type="string">
            <text:p text:style-name="P2">שם ההוראה</text:p>
            <text:p text:style-name="P7">הכנת תיק שטח</text:p>
          </table:table-cell>
          <table:table-cell table:style-name="Table1.A1" office:value-type="string">
            <text:p text:style-name="P2">תחולה</text:p>
            <text:p text:style-name="P7">דצמבר 93</text:p>
          </table:table-cell>
          <table:table-cell table:style-name="Table1.A1" office:value-type="string">
            <text:p text:style-name="P2">עדכון</text:p>
            <text:p text:style-name="P7">נובמבר</text:p>
            <text:p text:style-name="P7">2009</text:p>
          </table:table-cell>
          <table:table-cell table:style-name="Table1.F1" office:value-type="string">
            <text:p text:style-name="P2">עמוד 7</text:p>
            <text:p text:style-name="P7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9">נתונים עיקריים לשלבים הראשונים לטיפול באירוע</text:p>
      <text:p text:style-name="P1"><text:span text:style-name="T1">תיק <text:s/></text:span><text:span text:style-name="T7">80321</text:span></text:p>
      <text:p text:style-name="P10"/>
      <text:p text:style-name="P1"><draw:line text:anchor-type="char" draw:z-index="0" draw:style-name="gr1" draw:text-style-name="P17" svg:x1="1.1429in" svg:y1="0.1555in" svg:x2="5.7681in" svg:y2="0.1555in"><text:p/></draw:line><text:span text:style-name="T1">שם העסק/מבנה</text:span><text:span text:style-name="T2"> <text:s text:c="2"/></text:span><text:span text:style-name="T4">א.ד.י. מערכות </text:span></text:p>
      <text:p text:style-name="P7"/>
      <text:p text:style-name="P1"><text:span text:style-name="T1">כתובת</text:span><text:span text:style-name="T2"> </text:span><text:span text:style-name="T1"><text:s text:c="2"/></text:span><text:span text:style-name="T4">אליהו <text:s/>איתן 1 ראשל"צ </text:span></text:p>
      <text:p text:style-name="P6"><draw:line text:anchor-type="char" draw:z-index="1" draw:style-name="gr1" draw:text-style-name="P17" svg:x1="0.3929in" svg:y1="0.0307in" svg:x2="5.7681in" svg:y2="0.0307in"><text:p/></draw:line></text:p>
      <text:p text:style-name="P1"><text:span text:style-name="T1">טלפון</text:span><text:span text:style-name="T4"> <text:s text:c="9"/>9629296 <text:s text:c="134"/></text:span></text:p>
      <text:p text:style-name="P11"><draw:line text:anchor-type="char" draw:z-index="2" draw:style-name="gr1" draw:text-style-name="P17" svg:x1="5.7681in" svg:y1="0.072in" svg:x2="0.5181in" svg:y2="0.072in"><text:p/></draw:line></text:p>
      <text:p text:style-name="P1"><text:span text:style-name="T1">המפתחות נמצאים</text:span><text:span text:style-name="T4"> <text:s text:c="2"/>בעלי המבנה:איציק,אבי ויעקב ז'ינו ,רונן אמיון ויניב חזן <text:s text:c="2"/></text:span></text:p>
      <text:p text:style-name="P6"><draw:line text:anchor-type="char" draw:z-index="3" draw:style-name="gr1" draw:text-style-name="P17" svg:x1="5.7681in" svg:y1="0.0307in" svg:x2="1.1429in" svg:y2="0.0307in"><text:p/></draw:line></text:p>
      <text:p text:style-name="P1"><text:span text:style-name="T1">מיקום מפסק זרם ראשי</text:span><text:span text:style-name="T4"> <text:s/>חדר חשמל ראשי למבנה ,כניסה מבחוץ בצד הדרומי ,יש מתג בלוח פיקוד כבאים בכניסה לא.ד.י. קרקע <text:s/>ליד מעליות . <text:s text:c="9"/></text:span></text:p>
      <text:p text:style-name="P6"><draw:line text:anchor-type="char" draw:z-index="4" draw:style-name="gr1" draw:text-style-name="P17" svg:x1="5.7681in" svg:y1="0.0583in" svg:x2="1.5181in" svg:y2="0.0583in"><text:p/></draw:line></text:p>
      <text:p text:style-name="P1"><text:span text:style-name="T1">גנרטור: </text:span><text:span text:style-name="T4">קיים <text:s/>על הגג </text:span></text:p>
      <text:p text:style-name="P1"><text:span text:style-name="T1">מיקום ברזי כיבוי עיקריים "3</text:span><text:span text:style-name="T4"> <text:s text:c="3"/>טבעת מים מסביב למבנה <text:s text:c="96"/></text:span></text:p>
      <text:p text:style-name="P6"><draw:line text:anchor-type="char" draw:z-index="5" draw:style-name="gr1" draw:text-style-name="P17" svg:x1="5.7681in" svg:y1="0.072in" svg:x2="1.7681in" svg:y2="0.072in"><text:p/></draw:line></text:p>
      <text:p text:style-name="P4"/>
      <text:p text:style-name="P7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2">שם העובד</text:p>
          </table:table-cell>
          <table:table-cell table:style-name="Table2.A1" office:value-type="string">
            <text:p text:style-name="P13">תפקיד</text:p>
          </table:table-cell>
          <table:table-cell table:style-name="Table2.A1" office:value-type="string">
            <text:p text:style-name="P13">טל' בבית</text:p>
          </table:table-cell>
          <table:table-cell table:style-name="Table2.A1" office:value-type="string">
            <text:p text:style-name="P13">נייד</text:p>
          </table:table-cell>
          <table:table-cell table:style-name="Table2.E1" office:value-type="string">
            <text:p text:style-name="P13">כתובת</text:p>
          </table:table-cell>
        </table:table-row>
        <table:table-row table:style-name="Table2.1">
          <table:table-cell table:style-name="Table2.A1" office:value-type="string">
            <text:p text:style-name="P13">אבי ואיציק ז'ינו </text:p>
          </table:table-cell>
          <table:table-cell table:style-name="Table2.A1" office:value-type="string">
            <text:p text:style-name="P13">מנכ"ל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3">054-7777785</text:p>
          </table:table-cell>
          <table:table-cell table:style-name="Table2.E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3">שלמה פלץ </text:p>
          </table:table-cell>
          <table:table-cell table:style-name="Table2.A1" office:value-type="string">
            <text:p text:style-name="P13">סמנכ"ל תפעול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3">054-4208323</text:p>
          </table:table-cell>
          <table:table-cell table:style-name="Table2.E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3">יעקב ז'ינו </text:p>
          </table:table-cell>
          <table:table-cell table:style-name="Table2.A1" office:value-type="string">
            <text:p text:style-name="P13">בעלים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3">054-7777783</text:p>
          </table:table-cell>
          <table:table-cell table:style-name="Table2.E1" office:value-type="string">
            <text:p text:style-name="P14"/>
          </table:table-cell>
        </table:table-row>
        <table:table-row table:style-name="Table2.5">
          <table:table-cell table:style-name="Table2.A1" office:value-type="string">
            <text:p text:style-name="P13">דוד המלך שרותי שמירה</text:p>
          </table:table-cell>
          <table:table-cell table:style-name="Table2.A1" office:value-type="string">
            <text:p text:style-name="P13">חב' שמירה</text:p>
          </table:table-cell>
          <table:table-cell table:style-name="Table2.A1" office:value-type="string">
            <text:p text:style-name="P13">03-5502652</text:p>
          </table:table-cell>
          <table:table-cell table:style-name="Table2.A1" office:value-type="string">
            <text:p text:style-name="P14"/>
          </table:table-cell>
          <table:table-cell table:style-name="Table2.E1" office:value-type="string">
            <text:p text:style-name="P14"/>
          </table:table-cell>
        </table:table-row>
      </table:table>
      <text:p text:style-name="P4"/>
      <text:p text:style-name="P1"><text:span text:style-name="T6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3">** מכוניות בקרקע אגף התקנות עם דלק בתוכן .</text:p>
          </table:table-cell>
        </table:table-row>
        <table:table-row table:style-name="Table3.1">
          <table:table-cell table:style-name="Table3.A1" office:value-type="string">
            <text:p text:style-name="P13">** חדר חשמל ראשי למבנה בצד הדר'</text:p>
          </table:table-cell>
        </table:table-row>
        <table:table-row table:style-name="Table3.1">
          <table:table-cell table:style-name="Table3.A1" office:value-type="string">
            <text:p text:style-name="P14"/>
          </table:table-cell>
        </table:table-row>
      </table:table>
      <text:p text:style-name="P1"><text:span text:style-name="T4"><text:s text:c="162"/></text:span><text:span text:style-name="T8"><text:s text:c="206"/></text:span><text:span text:style-name="T4"><text:s text:c="157"/></text:span><text:span text:style-name="T1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5">שם החומר</text:p>
          </table:table-cell>
          <table:table-cell table:style-name="Table4.A1" office:value-type="string">
            <text:p text:style-name="P15">מס' או"מ</text:p>
          </table:table-cell>
          <table:table-cell table:style-name="Table4.A1" office:value-type="string">
            <text:p text:style-name="P15">שם החומר</text:p>
          </table:table-cell>
          <table:table-cell table:style-name="Table4.A1" office:value-type="string">
            <text:p text:style-name="P15">מס' או"מ</text:p>
          </table:table-cell>
          <table:table-cell table:style-name="Table4.E1" office:value-type="string">
            <text:p text:style-name="P15">מיקום</text:p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</table:table>
      <text:p text:style-name="P4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3">*בכל המבנה מותקנת מע' ספירנקלרים <text:s/>** בקרקע התקנת מע' לרכב מתצוגת רכבים , קומה עליונה משרדים </text:p>
          </table:table-cell>
        </table:table-row>
        <table:table-row table:style-name="Table5.1">
          <table:table-cell table:style-name="Table5.A1" office:value-type="string">
            <text:p text:style-name="P13">*גלריה מחסן <text:s text:c="2"/>** קומה ב' סגורה לאלתר , ללא גישה </text:p>
          </table:table-cell>
        </table:table-row>
        <table:table-row table:style-name="Table5.1">
          <table:table-cell table:style-name="Table5.A1" office:value-type="string">
            <text:p text:style-name="P1"><text:span text:style-name="T4">** הסנקה <text:s/>להידרנטים <text:s/>ולמתזים בכניסה למגרש מימין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4">** <text:s/>באולם התקנות ומחסן חלפים בגלריה </text:span><text:span text:style-name="T4">–</text:span><text:span text:style-name="T4"> מערכת מפוחים לשחרור עשן</text:span></text:p>
          </table:table-cell>
        </table:table-row>
        <table:table-row table:style-name="Table5.1">
          <table:table-cell table:style-name="Table5.A1" office:value-type="string">
            <text:p text:style-name="P13">** גנרטור חרום על הגג למע' חרום (מפוחים)</text:p>
          </table:table-cell>
        </table:table-row>
        <table:table-row table:style-name="Table5.1">
          <table:table-cell table:style-name="Table5.A1" office:value-type="string">
            <text:p text:style-name="P13">** בכניסה ראשית ליד המעליות לוח פיקוד כבאים,כריזה,רכזת אש ,מתג לחשמל גנרטור למפוחים</text:p>
          </table:table-cell>
        </table:table-row>
      </table:table>
      <text:p text:style-name="P4"/>
      <text:p text:style-name="P4"/>
      <text:p text:style-name="P4"><text:soft-page-break/></text:p>
      <text:p text:style-name="P4"/>
      <text:p text:style-name="P4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">הוראות נציב כבאות והצלה ומפקח כבאות ראשי</text:p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7-02T21:12:00</meta:creation-date>
    <dc:creator>yoman</dc:creator>
    <dc:date>2013-07-02T21:12:00</dc:date>
    <meta:print-date>2012-01-05T14:00:00</meta:print-date>
    <meta:editing-cycles>2</meta:editing-cycles>
    <meta:editing-duration>PT5M</meta:editing-duration>
    <meta:document-statistic meta:table-count="6" meta:image-count="0" meta:object-count="0" meta:page-count="2" meta:paragraph-count="59" meta:word-count="280" meta:character-count="2040"/>
    <meta:generator>OpenOffice/4.0.1$Win32 OpenOffice.org_project/401m5$Build-9714</meta:generator>
  </office:meta>
</office:document-meta>
</file>